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WPC', 'Segoe UI', system-ui, Ubuntu, 'Droid Sans', Helvetica, Arial, sans-serif"/>
  </office:font-face-decls>
  <office:automatic-styles>
    <style:style style:name="P1" style:family="paragraph" style:parent-style-name="Heading_20_2">
      <style:paragraph-properties fo:break-before="page"/>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Text_20_body">
      <style:paragraph-properties fo:margin-left="0cm" fo:margin-right="0cm" fo:margin-top="0cm" fo:margin-bottom="0.247cm" style:contextual-spacing="false" fo:line-height="125%" fo:text-align="start" style:justify-single-word="false" fo:orphans="2" fo:widows="2" fo:text-indent="0cm" style:auto-text-indent="false"/>
      <style:text-properties fo:font-variant="normal" fo:text-transform="none" fo:color="#303030" loext:opacity="100%" style:font-name="apple-system" fo:font-size="12pt" fo:letter-spacing="normal" fo:language="zxx" fo:country="none" fo:font-style="normal" fo:font-weight="normal" style:language-asian="zxx" style:country-asian="none" style:language-complex="zxx" style:country-complex="none"/>
    </style:style>
    <style:style style:name="P4" style:family="paragraph" style:parent-style-name="Text_20_body">
      <style:paragraph-properties fo:margin-left="0cm" fo:margin-right="0cm" fo:margin-top="0cm" fo:margin-bottom="0.247cm" style:contextual-spacing="false" fo:line-height="125%" fo:text-align="justify" style:justify-single-word="false" fo:orphans="2" fo:widows="2" fo:text-indent="0cm" style:auto-text-indent="false"/>
      <style:text-properties fo:font-variant="normal" fo:text-transform="none" fo:color="#303030" loext:opacity="100%" style:font-name="apple-system" fo:font-size="12pt" fo:letter-spacing="normal" fo:language="zxx" fo:country="none" fo:font-style="normal" fo:font-weight="normal" style:language-asian="zxx" style:country-asian="none" style:language-complex="zxx" style:country-complex="none"/>
    </style:style>
    <style:style style:name="P5" style:family="paragraph" style:parent-style-name="Text_20_body">
      <style:paragraph-properties fo:margin-left="0cm" fo:margin-right="0cm" fo:margin-top="0cm" fo:margin-bottom="0.247cm" style:contextual-spacing="false" fo:line-height="125%" fo:text-align="start" style:justify-single-word="false" fo:orphans="2" fo:widows="2" fo:text-indent="0cm" style:auto-text-indent="false"/>
    </style:style>
    <style:style style:name="T1" style:family="text">
      <style:text-properties fo:font-variant="normal" fo:text-transform="none" fo:color="#303030" loext:opacity="100%" style:font-name="apple-system" fo:font-size="12pt" fo:letter-spacing="normal" fo:font-style="normal" fo:font-weight="normal"/>
    </style:style>
    <style:style style:name="T2" style:family="text">
      <style:text-properties fo:font-variant="normal" fo:text-transform="none" fo:color="#303030" loext:opacity="100%" style:font-name="apple-system" fo:font-size="12pt" fo:letter-spacing="normal" fo:font-style="normal" fo:font-weight="normal" fo:background-color="#ffff00" loext:char-shading-value="0"/>
    </style:style>
    <style:style style:name="T3" style:family="text">
      <style:text-properties fo:font-variant="normal" fo:text-transform="none" fo:color="#303030" loext:opacity="100%" style:font-name="apple-system" fo:font-size="12pt" fo:letter-spacing="normal" fo:font-style="normal" fo:font-weight="normal" fo:background-color="#ffff00" loext:char-shading-value="0"/>
    </style:style>
    <style:style style:name="T4" style:family="text">
      <style:text-properties fo:font-variant="normal" fo:text-transform="none" fo:color="#303030" loext:opacity="100%" style:font-name="apple-system" fo:font-size="12pt" fo:letter-spacing="normal" fo:font-style="normal" fo:font-weight="normal" fo:background-color="transparent" loext:char-shading-value="0"/>
    </style:style>
    <style:style style:name="T5" style:family="text">
      <style:text-properties fo:font-variant="normal" fo:text-transform="none" fo:color="#303030" loext:opacity="100%" style:font-name="apple-system" fo:font-size="12pt" fo:letter-spacing="normal" fo:font-style="normal" fo:font-weight="normal" fo:background-color="#ff8000" loext:char-shading-value="0"/>
    </style:style>
    <style:style style:name="T6" style:family="text">
      <style:text-properties fo:font-variant="normal" fo:text-transform="none" fo:color="#303030" loext:opacity="100%" style:font-name="apple-system" fo:font-size="12pt" fo:letter-spacing="normal" fo:font-style="normal" fo:font-weight="normal" fo:background-color="#ff8000" loext:char-shading-value="0"/>
    </style:style>
    <style:style style:name="T7" style:family="text">
      <style:text-properties fo:font-variant="normal" fo:text-transform="none" fo:color="#303030" loext:opacity="100%" style:font-name="apple-system" fo:font-size="12pt" fo:letter-spacing="normal" fo:font-style="normal" fo:font-weight="normal" fo:background-color="#00a933" loext:char-shading-value="0"/>
    </style:style>
    <style:style style:name="T8" style:family="text">
      <style:text-properties fo:font-variant="normal" fo:text-transform="none" fo:color="#303030" loext:opacity="100%" style:font-name="apple-system" fo:font-size="12pt" fo:letter-spacing="normal" fo:font-style="normal" fo:font-weight="normal" fo:background-color="#00a933" loext:char-shading-value="0"/>
    </style:style>
    <style:style style:name="T9" style:family="text">
      <style:text-properties fo:font-variant="normal" fo:text-transform="none" fo:color="#303030" loext:opacity="100%" style:font-name="apple-system" fo:font-size="12pt" fo:letter-spacing="normal" fo:font-style="normal" fo:font-weight="normal" fo:background-color="#50938a" loext:char-shading-value="0"/>
    </style:style>
    <style:style style:name="T10" style:family="text">
      <style:text-properties fo:font-variant="normal" fo:text-transform="none" fo:color="#303030" loext:opacity="100%" style:font-name="apple-system" fo:font-size="12pt" fo:letter-spacing="normal" fo:font-style="normal" fo:font-weight="normal" fo:background-color="#50938a" loext:char-shading-value="0"/>
    </style:style>
    <style:style style:name="T11" style:family="text">
      <style:text-properties fo:font-variant="normal" fo:text-transform="none" fo:color="#303030" loext:opacity="100%" style:font-name="apple-system" fo:font-size="12pt" fo:letter-spacing="normal" fo:font-style="normal" fo:font-weight="normal" fo:background-color="#2a6099" loext:char-shading-value="0"/>
    </style:style>
    <style:style style:name="T12" style:family="text">
      <style:text-properties fo:font-variant="normal" fo:text-transform="none" fo:color="#303030" loext:opacity="100%" style:font-name="apple-system" fo:font-size="12pt" fo:letter-spacing="normal" fo:font-style="normal" fo:font-weight="normal" fo:background-color="#2a6099" loext:char-shading-value="0"/>
    </style:style>
    <style:style style:name="T13" style:family="text">
      <style:text-properties fo:font-variant="normal" fo:text-transform="none" fo:color="#303030" loext:opacity="100%" style:font-name="apple-system" fo:font-size="12pt" fo:letter-spacing="normal" fo:font-style="normal" fo:font-weight="normal" fo:background-color="#729fcf" loext:char-shading-value="0"/>
    </style:style>
    <style:style style:name="T14" style:family="text">
      <style:text-properties fo:font-variant="normal" fo:text-transform="none" fo:color="#303030" loext:opacity="100%" style:font-name="apple-system" fo:font-size="12pt" fo:letter-spacing="normal" fo:font-style="normal" fo:font-weight="normal" fo:background-color="#729fcf" loext:char-shading-value="0"/>
    </style:style>
    <style:style style:name="T15" style:family="text">
      <style:text-properties fo:font-variant="normal" fo:text-transform="none" fo:color="#303030" loext:opacity="100%" style:font-name="apple-system" fo:font-size="12pt" fo:letter-spacing="normal" fo:font-style="normal" fo:font-weight="normal" fo:background-color="#81aca6" loext:char-shading-value="0"/>
    </style:style>
    <style:style style:name="T16" style:family="text">
      <style:text-properties fo:font-variant="normal" fo:text-transform="none" fo:color="#303030" loext:opacity="100%" style:font-name="apple-system" fo:font-size="12pt" fo:letter-spacing="normal" fo:font-style="normal" fo:font-weight="normal" fo:background-color="#81aca6" loext:char-shading-value="0"/>
    </style:style>
    <style:style style:name="T17" style:family="text">
      <style:text-properties fo:font-variant="normal" fo:text-transform="none" fo:color="#303030" loext:opacity="100%" style:font-name="apple-system" fo:font-size="12pt" fo:letter-spacing="normal" fo:font-style="normal" fo:font-weight="bold"/>
    </style:style>
    <style:style style:name="T18" style:family="text">
      <style:text-properties fo:font-variant="normal" fo:text-transform="none" fo:color="#303030" loext:opacity="100%" style:font-name="apple-system" fo:font-size="12pt" fo:letter-spacing="normal" fo:language="zxx" fo:country="none" fo:font-style="normal" fo:font-weight="normal" style:language-asian="zxx" style:country-asian="none" style:language-complex="zxx" style:country-complex="none"/>
    </style:style>
    <style:style style:name="T19" style:family="text">
      <style:text-properties fo:font-variant="normal" fo:text-transform="none" fo:color="#303030" loext:opacity="100%" style:font-name="apple-system" fo:font-size="12pt" fo:letter-spacing="normal" fo:language="zxx" fo:country="none" fo:font-style="normal" fo:font-weight="normal" fo:background-color="#ffff00" loext:char-shading-value="0" style:language-asian="zxx" style:country-asian="none" style:language-complex="zxx" style:country-complex="none"/>
    </style:style>
    <style:style style:name="T20" style:family="text">
      <style:text-properties fo:font-variant="normal" fo:text-transform="none" fo:color="#303030" loext:opacity="100%" style:font-name="apple-system" fo:font-size="12pt" fo:letter-spacing="normal" fo:language="zxx" fo:country="none" fo:font-style="normal" fo:font-weight="normal" fo:background-color="#ff8000" loext:char-shading-value="0" style:language-asian="zxx" style:country-asian="none" style:language-complex="zxx" style:country-complex="none"/>
    </style:style>
    <style:style style:name="T21" style:family="text">
      <style:text-properties fo:font-variant="normal" fo:text-transform="none" fo:color="#303030" loext:opacity="100%" style:font-name="apple-system" fo:font-size="12pt" fo:letter-spacing="normal" fo:language="zxx" fo:country="none" fo:font-style="normal" fo:font-weight="normal" fo:background-color="#00a933" loext:char-shading-value="0" style:language-asian="zxx" style:country-asian="none" style:language-complex="zxx" style:country-complex="none"/>
    </style:style>
    <style:style style:name="T22" style:family="text">
      <style:text-properties fo:font-variant="normal" fo:text-transform="none" fo:color="#303030" loext:opacity="100%" style:font-name="apple-system" fo:font-size="12pt" fo:letter-spacing="normal" fo:language="zxx" fo:country="none" fo:font-style="normal" fo:font-weight="normal" fo:background-color="#50938a" loext:char-shading-value="0" style:language-asian="zxx" style:country-asian="none" style:language-complex="zxx" style:country-complex="none"/>
    </style:style>
    <style:style style:name="T23" style:family="text">
      <style:text-properties fo:font-variant="normal" fo:text-transform="none" fo:color="#303030" loext:opacity="100%" style:font-name="apple-system" fo:font-size="12pt" fo:letter-spacing="normal" fo:language="zxx" fo:country="none" fo:font-style="normal" fo:font-weight="normal" fo:background-color="#729fcf" loext:char-shading-value="0" style:language-asian="zxx" style:country-asian="none" style:language-complex="zxx" style:country-complex="none"/>
    </style:style>
    <style:style style:name="T24" style:family="text">
      <style:text-properties fo:font-variant="normal" fo:text-transform="none" fo:color="#303030" loext:opacity="100%" style:font-name="apple-system" fo:font-size="12pt" fo:letter-spacing="normal" fo:language="zxx" fo:country="none" fo:font-style="normal" fo:font-weight="normal" fo:background-color="#81aca6" loext:char-shading-value="0" style:language-asian="zxx" style:country-asian="none" style:language-complex="zxx" style:country-complex="none"/>
    </style:style>
    <style:style style:name="T25" style:family="text">
      <style:text-properties fo:font-variant="normal" fo:text-transform="none" fo:color="#303030" loext:opacity="100%" style:font-name="apple-system" fo:font-size="12pt" fo:letter-spacing="normal" fo:language="zxx" fo:country="none" fo:font-style="normal" fo:font-weight="bold" style:language-asian="zxx" style:country-asian="none" style:language-complex="zxx" style:country-complex="none"/>
    </style:style>
    <style:style style:name="T26" style:family="text">
      <style:text-properties fo:background-color="#ffff00" loext:char-shading-value="0"/>
    </style:style>
    <style:style style:name="T27" style:family="text">
      <style:text-properties fo:background-color="#ffff00" loext:char-shading-value="0"/>
    </style:style>
    <style:style style:name="T28" style:family="text">
      <style:text-properties fo:background-color="#ff8000" loext:char-shading-value="0"/>
    </style:style>
    <style:style style:name="T29" style:family="text">
      <style:text-properties fo:background-color="#ff8000" loext:char-shading-value="0"/>
    </style:style>
    <style:style style:name="T30" style:family="text">
      <style:text-properties fo:background-color="#00a933" loext:char-shading-value="0"/>
    </style:style>
    <style:style style:name="T31" style:family="text">
      <style:text-properties fo:background-color="#00a933" loext:char-shading-value="0"/>
    </style:style>
    <style:style style:name="T32" style:family="text">
      <style:text-properties fo:background-color="#729fcf" loext:char-shading-value="0"/>
    </style:style>
    <style:style style:name="T33" style:family="text">
      <style:text-properties fo:background-color="#729fcf" loext:char-shading-value="0"/>
    </style:style>
    <style:style style:name="T34" style:family="text">
      <style:text-properties fo:background-color="#e0c2cd" loext:char-shading-value="0"/>
    </style:style>
    <style:style style:name="T35" style:family="text">
      <style:text-properties fo:background-color="#e0c2cd" loext:char-shading-value="0"/>
    </style:style>
    <style:style style:name="T36" style:family="text">
      <style:text-properties fo:background-color="#8e86ae" loext:char-shading-value="0"/>
    </style:style>
    <style:style style:name="T37" style:family="text">
      <style:text-properties fo:background-color="#8e86ae" loext:char-shading-value="0"/>
    </style:style>
    <style:style style:name="T38" style:family="text">
      <style:text-properties fo:background-color="#ff6d6d" loext:char-shading-value="0"/>
    </style:style>
    <style:style style:name="T39" style:family="text">
      <style:text-properties fo:background-color="#ff6d6d"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 vol realitzar un programa per gestionar els ciclistes d'una carrera.</text:p>
      <text:p text:style-name="P5"><text:span text:style-name="T18">En el diagrama cal especificar si els atributs poden ser llegits </text:span><text:span text:style-name="Emphasis"><text:span text:style-name="T18">«get»</text:span></text:span><text:span text:style-name="T18"> i/o modificats </text:span><text:span text:style-name="Emphasis"><text:span text:style-name="T18">«set»</text:span></text:span><text:span text:style-name="T18">. En l'enunciat, tots els atributs es podran llegir. Els que es puguen modificar, s'indicaran amb una </text:span><text:span text:style-name="Strong_20_Emphasis"><text:span text:style-name="T25">M</text:span></text:span><text:span text:style-name="T18"> majúscula.</text:span></text:p>
      <text:p text:style-name="P5"><text:span text:style-name="T18">En la carrera participaran </text:span><text:span text:style-name="T19">ciclistes</text:span><text:span text:style-name="T18">, que estan identificats per un </text:span><text:span text:style-name="T19">número de dorsal,</text:span><text:span text:style-name="T18"> tenen un </text:span><text:span text:style-name="T19">nom</text:span><text:span text:style-name="T18">, una </text:span><text:span text:style-name="T19">edat</text:span><text:span text:style-name="T18"> i </text:span><text:span text:style-name="T19">perteneixen a un equip</text:span><text:span text:style-name="T18">. A un equip poden pertànyer indefinits ciclistes (</text:span><text:span text:style-name="Strong_20_Emphasis"><text:span text:style-name="T25">M</text:span></text:span><text:span text:style-name="T18">), però almenys un. De cada </text:span><text:span text:style-name="T20">equip</text:span><text:span text:style-name="T18"> es dessitja guardar el </text:span><text:span text:style-name="T20">nom de l'equip</text:span><text:span text:style-name="T18"> i el </text:span><text:span text:style-name="T20">nom de l'entrenador</text:span><text:span text:style-name="T18">. L'equip pot accedir als ciclistes que pertanyen a aquest, i el ciclista pot accedir al seu equip eficientment.</text:span></text:p>
      <text:p text:style-name="P5"><text:span text:style-name="T18">La carrera està formada per </text:span><text:span text:style-name="T21">etapes</text:span><text:span text:style-name="T18">. Cada etapa té el nom de la ciutat </text:span><text:span text:style-name="T21">on comença</text:span><text:span text:style-name="T18"> i </text:span><text:span text:style-name="T21">on acaba</text:span><text:span text:style-name="T18">, el </text:span><text:span text:style-name="T21">número de quilòmetres</text:span><text:span text:style-name="T18">. En cada etapa es vol registrar el </text:span><text:span text:style-name="T22">ciclista guanyador</text:span><text:span text:style-name="T18"> (</text:span><text:span text:style-name="Strong_20_Emphasis"><text:span text:style-name="T25">M</text:span></text:span><text:span text:style-name="T18">), que sols pot ser un. Del ciclista guanyador, es vol registrar el t</text:span><text:span text:style-name="T22">emps</text:span><text:span text:style-name="T18"> que ha tingut en l'etapa (</text:span><text:span text:style-name="Strong_20_Emphasis"><text:span text:style-name="T25">M</text:span></text:span><text:span text:style-name="T18">).</text:span></text:p>
      <text:p text:style-name="P5"><text:span text:style-name="T18">Una etapa pot contindre diferents </text:span><text:span text:style-name="T23">ports</text:span><text:span text:style-name="T18"> de muntanya, dels quals volem emmagatemar el </text:span><text:span text:style-name="T23">nom</text:span><text:span text:style-name="T18">, el </text:span><text:span text:style-name="T23">desnivell acumulat en metres</text:span><text:span text:style-name="T18">, la </text:span><text:span text:style-name="T23">categoria</text:span><text:span text:style-name="T18"> (especial, 1a, 2a, 3a o 4a) i la </text:span><text:span text:style-name="T23">pendent en percentatge</text:span><text:span text:style-name="T18"> sense decimals. També es vol registrar quin </text:span><text:span text:style-name="T24">ciclista ha guanyat el port de muntanya</text:span><text:span text:style-name="T18"> (</text:span><text:span text:style-name="Strong_20_Emphasis"><text:span text:style-name="T25">M</text:span></text:span><text:span text:style-name="T18">). Cada port de muntanya està associat a sols una etapa.</text:span></text:p>
      <text:p text:style-name="P3">Els ciclistes poden portar un <text:span text:style-name="T35">mallot</text:span>. Cada mallot té un t<text:span text:style-name="T35">ipus,</text:span> un c<text:span text:style-name="T35">olor</text:span> i té associat un <text:span text:style-name="T35">premi.</text:span> Cada mallot pot ser portat per un ciclista en una etapa determinada. Des de la classe mallot o etapa no és pot consultar quins ciclistes han portat un mallot. Des de la classe ciclista, podem accedir les vegades que el ciclista ha portat algun mallot. També s'ha de poder calcular el premi total que ha guanyat el ciclista al portar els diferents mallots.</text:p>
      <text:p text:style-name="P2"/>
      <text:h text:style-name="P1" text:outline-level="2">MUSICA</text:h>
      <text:p text:style-name="P4"/>
      <text:p text:style-name="P4">Es vol realitzar un programa gestió musical.</text:p>
      <text:p text:style-name="P4">Aquest programa gestiona el grups <text:span text:style-name="T27">musicals</text:span>, els quals tenen un <text:span text:style-name="T27">nom</text:span>, la <text:span text:style-name="T27">data de fundació</text:span> i el <text:span text:style-name="T27">país.</text:span> Cada grup està format per diversos <text:span text:style-name="T29">artistes,</text:span> els quals volem guardar el <text:span text:style-name="T29">nom</text:span>, <text:span text:style-name="T29">cognom</text:span> i <text:span text:style-name="T29">país</text:span>. Un artista pot formar part de diversos grups.</text:p>
      <text:p text:style-name="P4">Es dessitga emmagatzemar els diferents <text:span text:style-name="T31">clubs de fans</text:span>. Cada club de fans d'un grup musical té un <text:span text:style-name="T31">nom</text:span>, una <text:span text:style-name="T31">adreça</text:span> i el <text:span text:style-name="T31">nombre de membres</text:span> que té.</text:p>
      <text:p text:style-name="P4">Un grup musical pot publicar <text:span text:style-name="T37">àlbums</text:span>, del quals tenim el <text:span text:style-name="T37">títol</text:span> i <text:span text:style-name="T37">data de publicació</text:span>. Cada àlbum està produit per una companyia productora i conté diverses cançons. De cada <text:span text:style-name="T33">productora</text:span> tenim el <text:span text:style-name="T33">nom,</text:span> <text:span text:style-name="T33">l'adreça</text:span> i el <text:span text:style-name="T33">número de telèfon</text:span>. Cada<text:span text:style-name="T39"> cançó </text:span>té un <text:span text:style-name="T39">títol </text:span>i una <text:span text:style-name="T39">durada</text:span> (en segons). Una cançó pot formar part de diferents àlbums.</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WPC', 'Segoe UI', system-ui, Ubuntu, 'Droid Sans',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8T18:49:56.609000000</meta:creation-date>
    <dc:date>2023-11-28T22:30:38.316000000</dc:date>
    <meta:editing-duration>PT3H19M25S</meta:editing-duration>
    <meta:editing-cycles>3</meta:editing-cycles>
    <meta:generator>LibreOffice/7.4.3.2$Windows_X86_64 LibreOffice_project/1048a8393ae2eeec98dff31b5c133c5f1d08b890</meta:generator>
    <meta:document-statistic meta:table-count="0" meta:image-count="0" meta:object-count="0" meta:page-count="2" meta:paragraph-count="11" meta:word-count="435" meta:character-count="2483" meta:non-whitespace-character-count="2059"/>
  </office:meta>
</office:document-meta>
</file>